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39cm"/>
    </style:style>
    <style:style style:name="co3" style:family="table-column">
      <style:table-column-properties fo:break-before="auto" style:column-width="8.823cm"/>
    </style:style>
    <style:style style:name="co4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Frontera</text:p>
          </table:table-cell>
          <table:table-cell office:value-type="string" calcext:value-type="string">
            <text:p>Valle de San F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ltiplano</text:p>
          </table:table-cell>
          <table:table-cell office:value-type="string" calcext:value-type="string">
            <text:p>El Mant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Oceani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o Bravo Internaciona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oral Tamaulipeco del Bajo Rio Brav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sa Falcon</text:p>
          </table:table-cell>
          <table:table-cell office:value-type="string" calcext:value-type="string">
            <text:p>Falcon International Reservoi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o San Juan y Rio Pesqueri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sa Marte R. Gome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guna La Escondida (Reynosa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lta del Rio Brav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guna Mad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embocadura del Rio Soto la Marin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cinares Tropicales de Loma las Pitas y Sierra Maratin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aya del Rancho Nuev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iro Tamaulipeco**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ncho los Colorado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guna San Andr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erro del Metat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io Tames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ueblo Viejo Tamiahu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guna La Vega Escondid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medales del Sur de Tamaulipas y Norte de Veracru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rnal de Horcasita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enotes Alda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erva Bioventur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erra Tamaulipa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s de la Fuen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esa Vicente Guerre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rque Estatal el Refugi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tas Cumbr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iudad Victoria Sierra Madre Orien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alle de Jaumav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ihue Jaumav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serva de la Biosfera del Ciel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ncho Regalo de Dios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ancho San Pedro (ADVC)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ierra Tamalve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l Huizach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n Antonio Peña Nevad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uerto Purificació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ierra de San Carlo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io San Fernand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 Zona oceánica</text:p>
          </table:table-cell>
          <table:table-cell table:number-columns-repeated="2"/>
          <table:table-cell table:formula="of:=SUM([.E2:.E40])" office:value-type="float" office:value="7" calcext:value-type="float">
            <text:p>7</text:p>
          </table:table-cell>
          <table:table-cell table:formula="of:=SUM([.F2:.F40])" office:value-type="float" office:value="2" calcext:value-type="float">
            <text:p>2</text:p>
          </table:table-cell>
          <table:table-cell table:formula="of:=SUM([.G2:.G40])" office:value-type="float" office:value="10" calcext:value-type="float">
            <text:p>10</text:p>
          </table:table-cell>
          <table:table-cell table:formula="of:=SUM([.H2:.H40])" office:value-type="float" office:value="4" calcext:value-type="float">
            <text:p>4</text:p>
          </table:table-cell>
          <table:table-cell table:formula="of:=SUM([.I2:.I40])" office:value-type="float" office:value="4" calcext:value-type="float">
            <text:p>4</text:p>
          </table:table-cell>
          <table:table-cell table:formula="of:=SUM([.J2:.J40])" office:value-type="float" office:value="10" calcext:value-type="float">
            <text:p>10</text:p>
          </table:table-cell>
          <table:table-cell table:formula="of:=SUM([.K2:.K40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formula="of:=SUM([.E41:.K41])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3153.7" calcext:value-type="float">
            <text:p>3153.7</text:p>
          </table:table-cell>
          <table:table-cell table:number-columns-repeated="9"/>
        </table:table-row>
        <table:table-row table:style-name="ro1">
          <table:table-cell/>
          <table:table-cell table:formula="of:=[.B44]*6.5" office:value-type="float" office:value="20499.05" calcext:value-type="float">
            <text:p>20499.0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 style:data-style-name="N2" text:time-value="10:44:55.6361972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0:30:33.649197994</meta:creation-date>
    <dc:date>2023-01-11T10:50:29.555923081</dc:date>
    <meta:editing-duration>PT16H29M41S</meta:editing-duration>
    <meta:editing-cycles>5</meta:editing-cycles>
    <meta:generator>LibreOffice/6.4.7.2$Linux_X86_64 LibreOffice_project/40$Build-2</meta:generator>
    <meta:document-statistic meta:table-count="1" meta:cell-count="169" meta:object-count="0"/>
  </office:meta>
</office:document-meta>
</file>